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000000100396C7080.png"/>
  <manifest:file-entry manifest:media-type="image/png" manifest:full-path="Pictures/10000000000001C20000013E8F7B5A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9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797cm" svg:height="2.807cm" svg:x="4.788cm" svg:y="2.103cm">
          <draw:image xlink:href="Pictures/10000000000001C20000013E8F7B5A78.png" xlink:type="simple" xlink:show="embed" xlink:actuate="onLoad">
            <text:p/>
          </draw:image>
        </draw:frame>
        <draw:frame draw:style-name="gr1" draw:text-style-name="P1" draw:layer="layout" svg:width="2.166cm" svg:height="2.166cm" svg:x="13.03cm" svg:y="2.37cm">
          <draw:image xlink:href="Pictures/100002010000010000000100396C7080.png" xlink:type="simple" xlink:show="embed" xlink:actuate="onLoad">
            <text:p/>
          </draw:image>
        </draw:frame>
        <draw:frame draw:style-name="gr2" draw:text-style-name="P2" draw:layer="layout" svg:width="3.175cm" svg:height="2.54cm" svg:x="2.235cm" svg:y="2.37cm">
          <draw:text-box>
            <text:p text:style-name="P2"><text:span text:style-name="T1">DBXTalk Driver</text:span></text:p>
            <text:p text:style-name="P2"><text:span text:style-name="T1"/></text:p>
            <text:p text:style-name="P2"><text:span text:style-name="T1">OpenDBX</text:span></text:p>
            <text:p text:style-name="P2"><text:span text:style-name="T1"/></text:p>
            <text:p text:style-name="P2"><text:span text:style-name="T1">Client Library</text:span></text:p>
          </draw:text-box>
        </draw:frame>
        <draw:line draw:style-name="gr3" draw:text-style-name="P1" draw:layer="layout" svg:x1="8.585cm" svg:y1="3.005cm" svg:x2="13.03cm" svg:y2="3.005cm">
          <text:p/>
        </draw:line>
        <draw:line draw:style-name="gr4" draw:text-style-name="P1" draw:layer="layout" svg:x1="8.585cm" svg:y1="3.64cm" svg:x2="13.03cm" svg:y2="3.64cm">
          <text:p/>
        </draw:line>
        <draw:frame draw:style-name="gr5" draw:text-style-name="P2" draw:layer="layout" svg:width="1.772cm" svg:height="0.645cm" svg:x="9.855cm" svg:y="2.36cm">
          <draw:text-box draw:corner-radius="1.905cm">
            <text:p><text:span text:style-name="T1">request</text:span></text:p>
          </draw:text-box>
        </draw:frame>
        <draw:frame draw:style-name="gr5" draw:text-style-name="P2" draw:layer="layout" svg:width="2.064cm" svg:height="0.645cm" svg:x="9.855cm" svg:y="3.63cm">
          <draw:text-box draw:corner-radius="1.905cm">
            <text:p><text:span text:style-name="T1">respon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uille </meta:initial-creator>
    <meta:creation-date>2011-07-09T18:51:03</meta:creation-date>
    <dc:date>2011-07-09T19:04:57</dc:date>
    <dc:creator>Guille </dc:creator>
    <meta:editing-duration>PT13M58S</meta:editing-duration>
    <meta:editing-cycles>2</meta:editing-cycles>
    <meta:generator>LibreOffice/3.3$Linux LibreOffice_project/330m19$Build-202</meta:generator>
    <meta:document-statistic meta:object-count="7"/>
  </office:meta>
</office:document-meta>
</file>